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ceb1" officeooo:paragraph-rsid="0013ceb1"/>
    </style:style>
    <style:style style:name="P2" style:family="paragraph" style:parent-style-name="Standard">
      <style:text-properties fo:font-size="14pt" style:text-underline-style="solid" style:text-underline-width="auto" style:text-underline-color="font-color" fo:font-weight="bold" officeooo:rsid="0013ceb1" officeooo:paragraph-rsid="0013ceb1" style:font-size-asian="14pt" style:font-weight-asian="bold" style:font-size-complex="14pt" style:font-weight-complex="bold"/>
    </style:style>
    <style:style style:name="P3" style:family="paragraph" style:parent-style-name="Standard">
      <style:text-properties fo:font-size="14pt" style:text-underline-style="none" fo:font-weight="normal" officeooo:rsid="0013ceb1" officeooo:paragraph-rsid="0013ceb1" style:font-size-asian="14pt" style:font-weight-asian="normal" style:font-size-complex="14pt" style:font-weight-complex="normal"/>
    </style:style>
    <style:style style:name="P4" style:family="paragraph" style:parent-style-name="Standard">
      <style:text-properties fo:font-style="italic" officeooo:rsid="0013ceb1" officeooo:paragraph-rsid="0013ceb1" style:font-style-asian="italic" style:font-style-complex="italic"/>
    </style:style>
    <style:style style:name="P5" style:family="paragraph" style:parent-style-name="Standard">
      <style:text-properties fo:font-style="italic" officeooo:rsid="0013f317" officeooo:paragraph-rsid="0013f317" style:font-style-asian="italic" style:font-style-complex="italic"/>
    </style:style>
    <style:style style:name="P6" style:family="paragraph" style:parent-style-name="Standard">
      <style:text-properties fo:font-style="italic" officeooo:rsid="0014f769" officeooo:paragraph-rsid="0014f769" style:font-style-asian="italic" style:font-style-complex="italic"/>
    </style:style>
    <style:style style:name="P7" style:family="paragraph" style:parent-style-name="Standard">
      <style:text-properties fo:font-style="normal" officeooo:rsid="0013ceb1" officeooo:paragraph-rsid="0013ceb1" style:font-style-asian="normal" style:font-style-complex="normal"/>
    </style:style>
    <style:style style:name="P8" style:family="paragraph" style:parent-style-name="Standard">
      <style:text-properties fo:font-style="normal" officeooo:rsid="0013ceb1" officeooo:paragraph-rsid="0013f317" style:font-style-asian="normal" style:font-style-complex="normal"/>
    </style:style>
    <style:style style:name="P9" style:family="paragraph" style:parent-style-name="Standard">
      <style:text-properties fo:font-style="normal" officeooo:rsid="0013f317" officeooo:paragraph-rsid="0013f317" style:font-style-asian="normal" style:font-style-complex="normal"/>
    </style:style>
    <style:style style:name="P10" style:family="paragraph" style:parent-style-name="Standard">
      <style:text-properties fo:font-size="11pt" style:text-underline-style="solid" style:text-underline-width="auto" style:text-underline-color="font-color" fo:font-weight="bold" officeooo:rsid="0013ceb1" officeooo:paragraph-rsid="0013ceb1" style:font-size-asian="11pt" style:font-weight-asian="bold" style:font-size-complex="11pt" style:font-weight-complex="bold"/>
    </style:style>
    <style:style style:name="P11" style:family="paragraph" style:parent-style-name="Standard">
      <style:text-properties fo:font-size="11pt" fo:font-style="italic" style:text-underline-style="none" fo:font-weight="normal" officeooo:rsid="0013f317" officeooo:paragraph-rsid="0013f317" style:font-size-asian="11pt" style:font-style-asian="italic" style:font-weight-asian="normal" style:font-size-complex="11pt" style:font-style-complex="italic" style:font-weight-complex="normal"/>
    </style:style>
    <style:style style:name="P12" style:family="paragraph" style:parent-style-name="Standard">
      <style:paragraph-properties style:border-line-width-bottom="0.03cm 0.03cm 0.03cm" fo:padding="0.074cm" fo:border-left="none" fo:border-right="none" fo:border-top="none" fo:border-bottom="2.49pt double #000000" style:join-border="false"/>
      <style:text-properties fo:font-style="normal" officeooo:rsid="0013f317" officeooo:paragraph-rsid="0013f317"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3f317" style:font-style-asian="italic" style:font-style-complex="italic"/>
    </style:style>
    <style:style style:name="T3" style:family="text">
      <style:text-properties fo:font-style="italic" fo:font-weight="bold" officeooo:rsid="0013f317" style:font-style-asian="italic" style:font-weight-asian="bold"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3f317"/>
    </style:style>
    <style:style style:name="T6" style:family="text">
      <style:text-properties fo:font-style="normal" style:font-style-asian="normal" style:font-style-complex="normal"/>
    </style:style>
    <style:style style:name="T7" style:family="text">
      <style:text-properties fo:font-style="normal" officeooo:rsid="0013f317"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officeooo:rsid="0013f317" style:font-style-asian="normal" style:font-weight-asian="bold" style:font-style-complex="normal" style:font-weight-complex="bold"/>
    </style:style>
    <style:style style:name="T10" style:family="text">
      <style:text-properties fo:font-style="normal" fo:font-weight="normal" officeooo:rsid="0013f317" style:font-style-asian="normal" style:font-weight-asian="normal" style:font-style-complex="normal" style:font-weight-complex="normal"/>
    </style:style>
    <style:style style:name="T11" style:family="text">
      <style:text-properties officeooo:rsid="0013f317"/>
    </style:style>
    <style:style style:name="T12" style:family="text">
      <style:text-properties fo:font-weight="bold" style:font-weight-asian="bold" style:font-weight-complex="bold"/>
    </style:style>
    <style:style style:name="T13" style:family="text">
      <style:text-properties fo:font-weight="bold" officeooo:rsid="0013f317" style:font-weight-asian="bold" style:font-weight-complex="bold"/>
    </style:style>
    <style:style style:name="T14" style:family="text">
      <style:text-properties fo:font-weight="normal" officeooo:rsid="0013f317"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meDSP intructions</text:p>
      <text:p text:style-name="P10"/>
      <text:p text:style-name="P11">Paolo Bazzigaluppi, paolo.bazzigaluppi@gmail.com</text:p>
      <text:p text:style-name="P3"/>
      <text:p text:style-name="P1">Some routines for digital signal processing (DSP) for neuroscience (e.g. LFP, EEG). At this time, it contains routines to estimate the Continous Wavelet Transform (cMorl wavelet) and Phase Amplitude Couling (i.e. <text:s/>Modulation Index as in Tort et al. 2010.)</text:p>
      <text:p text:style-name="P1"/>
      <text:p text:style-name="P1">Use: </text:p>
      <text:p text:style-name="P1"/>
      <text:p text:style-name="P4">from someDSP import getCWT, getMI, showMI</text:p>
      <text:p text:style-name="P4"/>
      <text:p text:style-name="P9">#################################################################################</text:p>
      <text:p text:style-name="P1">- <text:span text:style-name="T4">getGWT</text:span>: <text:s/><text:span text:style-name="T1">cwtm, freq, y, Fs = getCWT(y,Fs,Fmin,Fmax,res,dec,filt,view)</text:span></text:p>
      <text:p text:style-name="P1"><text:span text:style-name="T1"/></text:p>
      <text:p text:style-name="P7"><text:span text:style-name="T13">I</text:span><text:span text:style-name="T12">nputs</text:span>: <text:span text:style-name="T12">y</text:span> (your signal, as array), <text:span text:style-name="T12">Fs</text:span> (sampling frequency, integer), <text:span text:style-name="T12">Fmin</text:span> (lower bound for the CWT computation, integer, default = 2), <text:span text:style-name="T12">Fmax</text:span> (higher bound for the CWT computation, integer, default = 140), <text:span text:style-name="T12">res</text:span> (resolution of the CWT, integer, default = 140, cofficients for the cwt are calulated linearly between Fmin and Fmax, logistic <text:span text:style-name="T11">distribution is avialable too, just comment/uncomment lines 43/44</text:span>), <text:span text:style-name="T12">dec</text:span> (decimate factor if you want to downsample, integer, default = 10, set as 0 if you do not want to decimate), <text:span text:style-name="T12">filt</text:span> (digital filter, boolean, 1 = yes, 0 = no, default = 1, this will apply a 10 poles lowpass Butterworth IIR forward-backward filter with cutoff at 120Hz, <text:span text:style-name="T11">you can change parameters at line 32</text:span>), <text:span text:style-name="T13">view </text:span><text:span text:style-name="T14">(plotting, boolean, 1 for plot, 0 for no plot, default = 0). The outputs are the CWT coefficients, the frequencies array and the raw data with sampling frequency (these are useful in case of downlasmpling/filtering).</text:span></text:p>
      <text:p text:style-name="P7"/>
      <text:p text:style-name="P9">Comments: this function will be automatically called by <text:span text:style-name="T1">getMI</text:span>, if you use getMI you do not need to </text:p>
      <text:p text:style-name="P9">call this. </text:p>
      <text:p text:style-name="P9"/>
      <text:p text:style-name="P9">#################################################################################</text:p>
      <text:p text:style-name="P8">- <text:span text:style-name="T4">get</text:span><text:span text:style-name="T5">MI</text:span>: <text:span text:style-name="T11"><text:s/>MI, LfreqE, HfreqE, y, Fs </text:span><text:span text:style-name="T1">= </text:span><text:span text:style-name="T2">(y,Fs, res = 140, dec = 10, filt = 1, nPerm = 0, nJobs = 0)</text:span></text:p>
      <text:p text:style-name="P8"><text:span text:style-name="T2"/></text:p>
      <text:p text:style-name="P9">This rountine uses the <text:span text:style-name="T1">getCWT </text:span>to compute the complex wavelet transform of the input signal, and uses arctan of the real part of the transform and its complex conjugate to estimate the istantenous phase. It then uses Tort method (Tort et al. 2010) to compare, in terms of KL-distance, the ditribution of the amplitude envolope of the high frequencies on the phase of the low frequencies of the signal. <text:s text:c="3"/></text:p>
      <text:p text:style-name="P9"/>
      <text:p text:style-name="P8"><text:span text:style-name="T3">Inputs</text:span><text:span text:style-name="T2">:</text:span><text:span text:style-name="T11"> </text:span><text:span text:style-name="T13">y</text:span><text:span text:style-name="T11"> (your signal, as array), </text:span><text:span text:style-name="T13">Fs</text:span><text:span text:style-name="T11"> (sampling frequency, integer), <text:s/></text:span><text:span text:style-name="T12">res</text:span> (resolution of the CWT, integer, default = 140<text:span text:style-name="T11">), </text:span><text:span text:style-name="T12">dec</text:span> (decimate factor if you want to downsample, integer, default = 10, set as 0 if you do not want to decimate), <text:span text:style-name="T12">filt</text:span> (digital filter, boolean, 1 = yes, 0 = no, default = 1, this will apply a 10 poles lowpass Butterworth IIR forward-backward filter with cutoff at 120Hz<text:span text:style-name="T11">), </text:span><text:span text:style-name="T13">nPerm</text:span><text:span text:style-name="T11"> (integer, default =0, any integer greater than 0 will enable a subroutine that shuffles the amplitudes of the high frequencies on the phase of the recorded signal and computes the MI on the shuffled dataset. This will be used to build a threhosld matrix based on the distribution of MI of the bootstrapped dataset and threosld the observed MI at 1%. Given the computaitonal costs of this operation, this funciton supports parallel computing (see next option)), </text:span><text:span text:style-name="T13">nJobs</text:span><text:span text:style-name="T11"> (integer, default = 0, any integer greater than 0 enables a subroutine that runs the parallel processing toolbox to spread the MI computation of the shuffled dataset of different cores, nJobs have to ge smaller or equal to the number of the cores of the machine in use. By default it uses the backend “multiprocessor” and “cloupickling” for pickle the variables, </text:span><text:soft-page-break/><text:span text:style-name="T11">those settings can be changed at lines 131-135). <text:s/>It outputs the Modulation Index, the array of low frequencies (the phase of which is modulating the amplitude of the hgih frequency, default is theta/alpha/beta) the array of the high frequency (the amplitude of which is modulated by the phase of the low frequency array, defulat is gammas), the raw data and Fs (in case decimation and filtering were enabled).</text:span></text:p>
      <text:p text:style-name="P12"/>
      <text:p text:style-name="P9"/>
      <text:p text:style-name="P5">showMI(MI, LfreqE, HfreqE, y, Fs)</text:p>
      <text:p text:style-name="P5"/>
      <text:p text:style-name="P6"><text:span text:style-name="T12">Inputs: </text:span><text:span text:style-name="T9"><text:s/></text:span><text:span text:style-name="T8">modulaiton index, modulating frequency array, modulated frequency array, </text:span><text:span text:style-name="T9">y </text:span><text:span text:style-name="T10">(</text:span><text:span text:style-name="T7">your signal, as array), </text:span><text:span text:style-name="T9">Fs</text:span><text:span text:style-name="T7"> (sampling frequency, integer). </text:span><text:span text:style-name="T6">Essentially this routine works with the output of getMI to merge a plot of the raw date and a heatmap of the modulation index. </text:spa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8T09:07:27.928240464</meta:creation-date>
    <dc:date>2020-03-18T09:40:00.502388729</dc:date>
    <meta:editing-duration>PT2M10S</meta:editing-duration>
    <meta:editing-cycles>1</meta:editing-cycles>
    <meta:document-statistic meta:table-count="0" meta:image-count="0" meta:object-count="0" meta:page-count="2" meta:paragraph-count="16" meta:word-count="651" meta:character-count="4090" meta:non-whitespace-character-count="3441"/>
    <meta:generator>LibreOffice/5.1.6.2$Linux_X86_64 LibreOffice_project/10m0$Build-2</meta:generator>
  </office:meta>
</office:document-meta>
</file>